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4.425cm" fo:min-width="13.488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401cm" fo:min-width="13.517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0.446cm" fo:min-width="1.779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color="#3465a4" draw:marker-end="Arrowheads_20_7" draw:marker-end-width="0.3cm" draw:fill="none" draw:textarea-vertical-align="middle" loext:decorative="false"/>
    </style:style>
    <style:style style:name="gr6" style:family="graphic" style:parent-style-name="standard">
      <style:graphic-properties svg:stroke-color="#3465a4" draw:fill-color="#ffffff" draw:textarea-horizontal-align="justify" draw:textarea-vertical-align="middle" draw:auto-grow-height="false" fo:min-height="4.457cm" fo:min-width="2.919cm" loext:decorative="false"/>
    </style:style>
    <style:style style:name="gr7" style:family="graphic" style:parent-style-name="standard">
      <style:graphic-properties svg:stroke-color="#3465a4" draw:textarea-horizontal-align="justify" draw:textarea-vertical-align="middle" draw:auto-grow-height="false" fo:min-height="0.268cm" fo:min-width="1.558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3465a4" draw:textarea-horizontal-align="justify" draw:textarea-vertical-align="middle" draw:auto-grow-height="false" fo:min-height="0.209cm" fo:min-width="1.143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3465a4" draw:textarea-horizontal-align="justify" draw:textarea-vertical-align="middle" draw:auto-grow-height="false" fo:min-height="0.106cm" fo:min-width="1.913cm" style:writing-mode="lr-tb" loext:decorative="false"/>
      <style:paragraph-properties style:writing-mode="lr-tb"/>
    </style:style>
    <style:style style:name="gr10" style:family="graphic" style:parent-style-name="objectwithoutfill">
      <style:graphic-properties svg:stroke-color="#3465a4" draw:marker-end="Arrowheads_20_9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3465a4" draw:marker-end="Arrowheads_20_10" draw:marker-end-width="0.3cm" draw:fill="none" draw:textarea-vertical-align="middle" loext:decorative="false"/>
    </style:style>
    <style:style style:name="gr12" style:family="graphic" style:parent-style-name="standard">
      <style:graphic-properties svg:stroke-color="#3465a4" draw:textarea-horizontal-align="justify" draw:textarea-vertical-align="middle" draw:auto-grow-height="false" fo:min-height="0.154cm" fo:min-width="1.113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3465a4" draw:fill-color="#ffffff" draw:textarea-horizontal-align="justify" draw:textarea-vertical-align="middle" draw:auto-grow-height="false" fo:min-height="0.624cm" fo:min-width="1.424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color="#3465a4" draw:marker-end="Arrowheads_20_16" draw:marker-end-width="0.3cm" draw:fill="none" draw:textarea-vertical-align="middle" loext:decorative="false"/>
    </style:style>
    <style:style style:name="gr15" style:family="graphic" style:parent-style-name="objectwithoutfill">
      <style:graphic-properties svg:stroke-color="#3465a4" draw:marker-end="Arrowheads_20_17" draw:marker-end-width="0.3cm" draw:fill="none" draw:textarea-vertical-align="middle" loext:decorative="false"/>
    </style:style>
    <style:style style:name="gr16" style:family="graphic" style:parent-style-name="standard">
      <style:graphic-properties svg:stroke-color="#3465a4" draw:textarea-horizontal-align="justify" draw:textarea-vertical-align="middle" draw:auto-grow-height="false" fo:min-height="0.194cm" fo:min-width="0.981cm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3465a4" draw:fill-color="#ffffff" draw:textarea-horizontal-align="justify" draw:textarea-vertical-align="middle" draw:auto-grow-height="false" fo:min-height="2.932cm" fo:min-width="2.816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3465a4" draw:marker-end="Arrowheads_20_18" draw:marker-end-width="0.3cm" draw:fill="none" draw:textarea-vertical-align="middle" loext:decorative="false"/>
    </style:style>
    <style:style style:name="gr19" style:family="graphic" style:parent-style-name="objectwithoutfill">
      <style:graphic-properties svg:stroke-color="#3465a4" draw:marker-end="Arrowheads_20_20" draw:marker-end-width="0.3cm" draw:fill="none" draw:textarea-vertical-align="middle" loext:decorative="false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2.925cm" fo:min-width="3.218cm" style:writing-mode="lr-tb" loext:decorative="false"/>
      <style:paragraph-properties style:writing-mode="lr-tb"/>
    </style:style>
    <style:style style:name="gr21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769cm" fo:min-width="13.022cm" style:writing-mode="lr-tb" loext:decorative="false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502cm" fo:min-width="2.155cm" fo:wrap-option="wrap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3.988cm" svg:height="14.675cm" svg:x="3.905cm" svg:y="5.944cm">
          <text:p text:style-name="P1">电影展示 6个一行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61cm" svg:y1="6.684cm" svg:x2="17.893cm" svg:y2="6.639cm">
          <text:p/>
        </draw:line>
        <draw:custom-shape draw:style-name="gr3" draw:text-style-name="P2" draw:layer="layout" svg:width="14.017cm" svg:height="0.651cm" svg:x="3.905cm" svg:y="5.9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2.279cm" svg:height="0.696cm" svg:x="3.905cm" svg:y="5.972cm">
          <text:p text:style-name="P1">logo/brand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s" draw:line-skew="-0.17cm -0.185cm" svg:x1="3.905cm" svg:y1="6.32cm" svg:x2="3.905cm" svg:y2="13.281cm" draw:start-shape="id1" draw:start-glue-point="3" draw:end-shape="id2" draw:end-glue-point="3" svg:d="M3905 6320h-672l-14 6961h686" svg:viewBox="0 0 687 6962">
          <text:p/>
        </draw:connector>
        <draw:custom-shape draw:style-name="gr6" draw:text-style-name="P5" xml:id="id4" draw:id="id4" draw:layer="layout" svg:width="3.419cm" svg:height="4.707cm" svg:x="11.642cm" svg:y="21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058cm" svg:height="0.518cm" svg:x="12.381cm" svg:y="22.17cm">
          <text:p text:style-name="P1">用户名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058cm" svg:height="0.518cm" svg:x="12.381cm" svg:y="22.97cm">
          <text:p text:style-name="P1">密码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43cm" svg:height="0.459cm" svg:x="12.577cm" svg:y="23.872cm">
          <text:p text:style-name="P1">登录</text:p>
          <text:p text:style-name="P1">按钮</text:p>
          <draw:enhanced-geometry svg:viewBox="0 0 21600 21600" draw:type="rectangle" draw:enhanced-path="M 0 0 L 21600 0 21600 21600 0 21600 0 0 Z N"/>
        </draw:custom-shape>
        <draw:custom-shape draw:style-name="gr9" draw:text-style-name="P4" xml:id="id5" draw:id="id5" draw:layer="layout" svg:width="2.413cm" svg:height="0.356cm" svg:x="12.274cm" svg:y="25.153cm">
          <text:p text:style-name="P1">没有账号？</text:p>
          <text:p text:style-name="P1">去注册</text:p>
          <draw:enhanced-geometry svg:viewBox="0 0 21600 21600" draw:type="rectangle" draw:enhanced-path="M 0 0 L 21600 0 21600 21600 0 21600 0 0 Z N"/>
        </draw:custom-shape>
        <draw:custom-shape draw:style-name="gr6" draw:text-style-name="P5" xml:id="id6" draw:id="id6" draw:layer="layout" svg:width="3.419cm" svg:height="4.707cm" svg:x="6.842cm" svg:y="21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058cm" svg:height="0.518cm" svg:x="7.581cm" svg:y="22.17cm">
          <text:p text:style-name="P1">用户名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058cm" svg:height="0.518cm" svg:x="7.581cm" svg:y="22.97cm">
          <text:p text:style-name="P1">密码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43cm" svg:height="0.459cm" svg:x="7.777cm" svg:y="23.872cm">
          <text:p text:style-name="P1">注册</text:p>
          <text:p text:style-name="P1">按钮</text:p>
          <draw:enhanced-geometry svg:viewBox="0 0 21600 21600" draw:type="rectangle" draw:enhanced-path="M 0 0 L 21600 0 21600 21600 0 21600 0 0 Z N"/>
        </draw:custom-shape>
        <draw:custom-shape draw:style-name="gr9" draw:text-style-name="P4" xml:id="id3" draw:id="id3" draw:layer="layout" svg:width="2.413cm" svg:height="0.356cm" svg:x="7.474cm" svg:y="25.153cm">
          <text:p text:style-name="P1">已有账号？</text:p>
          <text:p text:style-name="P1">去登录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lines" svg:x1="9.887cm" svg:y1="25.331cm" svg:x2="11.642cm" svg:y2="23.545cm" draw:start-shape="id3" draw:start-glue-point="1" draw:end-shape="id4" draw:end-glue-point="3" svg:d="M9887 25331h500l753-1786h502" svg:viewBox="0 0 1756 1787">
          <text:p/>
        </draw:connector>
        <draw:connector draw:style-name="gr11" draw:text-style-name="P3" draw:layer="layout" draw:type="lines" svg:x1="12.274cm" svg:y1="25.331cm" svg:x2="10.261cm" svg:y2="23.545cm" draw:start-shape="id5" draw:start-glue-point="3" draw:end-shape="id6" draw:end-glue-point="1" svg:d="M12274 25331h-502l-1011-1786h-500" svg:viewBox="0 0 2014 1787">
          <text:p/>
        </draw:connector>
        <draw:custom-shape draw:style-name="gr12" draw:text-style-name="P4" xml:id="id9" draw:id="id9" draw:layer="layout" svg:width="2.281cm" svg:height="0.57cm" svg:x="15.574cm" svg:y="5.97cm">
          <text:p text:style-name="P1">用户名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10" draw:id="id10" draw:layer="layout" svg:width="1.924cm" svg:height="0.874cm" svg:x="15.746cm" svg:y="1.932cm">
          <text:p text:style-name="P1">编辑用户信息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8.551cm" svg:y1="21.192cm" svg:x2="10.899cm" svg:y2="20.619cm" draw:start-shape="id6" draw:start-glue-point="0" draw:end-shape="id2" draw:end-glue-point="2" svg:d="M8551 21192l2348-573" svg:viewBox="0 0 2349 574">
          <text:p/>
        </draw:connector>
        <draw:connector draw:style-name="gr15" draw:text-style-name="P3" draw:layer="layout" draw:type="line" svg:x1="13.351cm" svg:y1="21.192cm" svg:x2="10.899cm" svg:y2="20.619cm" draw:start-shape="id4" draw:start-glue-point="0" draw:end-shape="id2" draw:end-glue-point="2" svg:d="M13351 21192l-2452-573" svg:viewBox="0 0 2453 574">
          <text:p/>
        </draw:connector>
        <draw:custom-shape draw:style-name="gr16" draw:text-style-name="P4" xml:id="id7" draw:id="id7" draw:layer="layout" svg:width="1.481cm" svg:height="0.444cm" svg:x="6.258cm" svg:y="6.106cm">
          <text:p text:style-name="P1">统计面板</text:p>
          <draw:enhanced-geometry svg:viewBox="0 0 21600 21600" draw:type="rectangle" draw:enhanced-path="M 0 0 L 21600 0 21600 21600 0 21600 0 0 Z N"/>
        </draw:custom-shape>
        <draw:custom-shape draw:style-name="gr17" draw:text-style-name="P2" xml:id="id8" draw:id="id8" draw:layer="layout" svg:width="3.316cm" svg:height="3.182cm" svg:x="3.879cm" svg:y="1.521cm">
          <text:p text:style-name="P1">诸多图表和统计值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6.998cm" svg:y1="6.106cm" svg:x2="5.537cm" svg:y2="4.703cm" draw:start-shape="id7" draw:start-glue-point="0" draw:end-shape="id8" draw:end-glue-point="2" svg:d="M6998 6106l-1461-1403" svg:viewBox="0 0 1462 1404">
          <text:p/>
        </draw:connector>
        <draw:connector draw:style-name="gr19" draw:text-style-name="P3" draw:layer="layout" draw:type="line" svg:x1="16.715cm" svg:y1="5.97cm" svg:x2="16.708cm" svg:y2="2.806cm" draw:start-shape="id9" draw:start-glue-point="4" draw:end-shape="id10" draw:end-glue-point="2" svg:d="M16715 5970l-7-3164" svg:viewBox="0 0 8 3165">
          <text:p/>
        </draw:connector>
        <draw:custom-shape draw:style-name="gr16" draw:text-style-name="P4" xml:id="id11" draw:id="id11" draw:layer="layout" svg:width="1.481cm" svg:height="0.444cm" svg:x="7.958cm" svg:y="6.124cm">
          <text:p text:style-name="P1">收藏夹</text:p>
          <draw:enhanced-geometry svg:viewBox="0 0 21600 21600" draw:type="rectangle" draw:enhanced-path="M 0 0 L 21600 0 21600 21600 0 21600 0 0 Z N"/>
        </draw:custom-shape>
        <draw:custom-shape draw:style-name="gr20" draw:text-style-name="P2" xml:id="id12" draw:id="id12" draw:layer="layout" svg:width="3.718cm" svg:height="3.175cm" svg:x="7.812cm" svg:y="1.546cm">
          <text:p text:style-name="P1">收藏夹列表</text:p>
          <draw:enhanced-geometry svg:viewBox="0 0 21600 21600" draw:type="rectangle" draw:enhanced-path="M 0 0 L 21600 0 21600 21600 0 21600 0 0 Z N"/>
        </draw:custom-shape>
        <draw:connector draw:style-name="gr21" draw:text-style-name="P3" draw:layer="layout" draw:type="line" svg:x1="8.698cm" svg:y1="6.124cm" svg:x2="9.671cm" svg:y2="4.721cm" draw:start-shape="id11" draw:start-glue-point="0" draw:end-shape="id12" draw:end-glue-point="2" svg:d="M8698 6124l973-1403" svg:viewBox="0 0 974 1404">
          <text:p/>
        </draw:connector>
        <draw:custom-shape draw:style-name="gr22" draw:text-style-name="P2" draw:layer="layout" svg:width="13.522cm" svg:height="2.019cm" svg:x="4.08cm" svg:y="7.172cm">
          <text:p text:style-name="P1">筛选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867cm" svg:height="1.892cm" svg:x="15.807cm" svg:y="22.756cm">
          <text:p text:style-name="P1">根页面</text:p>
          <draw:enhanced-geometry svg:viewBox="0 0 21600 21600" draw:text-areas="800 800 20800 20800" draw:type="round-rectangular-callout" draw:modifiers="-5038.49372384937 10782.88431061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0" draw:display-name="Arrowheads 20" svg:viewBox="0 0 20 20" svg:d="M0 20l10-20 10 20z"/>
    <draw:marker draw:name="Arrowheads_20_22" draw:display-name="Arrowheads 22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20:41:21.329861482</meta:creation-date>
    <dc:date>2025-01-02T23:27:40.637140884</dc:date>
    <meta:editing-duration>PT1H49M54S</meta:editing-duration>
    <meta:editing-cycles>42</meta:editing-cycles>
    <meta:generator>LibreOffice/24.2.7.2$Linux_X86_64 LibreOffice_project/420$Build-2</meta:generator>
    <meta:document-statistic meta:object-count="30"/>
  </office:meta>
</office:document-meta>
</file>